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2F60000019997F4AE97.png" manifest:media-type=""/>
  <manifest:file-entry manifest:full-path="Pictures/100000000000030000000079CC42AB99.png" manifest:media-type=""/>
  <manifest:file-entry manifest:full-path="Pictures/100000000000027C000001E2AD2DADAE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1" svg:font-family="TakaoPGothic" style:font-pitch="variable"/>
    <style:font-face style:name="梅ゴシックO5" svg:font-family="梅ゴシックO5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cm" svg:stroke-color="#000000" draw:marker-start-width="0.425cm" draw:marker-end-width="0.425cm" draw:fill="gradient" draw:fill-color="#ffffff" draw:fill-gradient-name="テキスト" draw:textarea-horizontal-align="justify" draw:textarea-vertical-align="middle" draw:auto-grow-height="false" fo:min-height="0cm" fo:min-width="0cm" fo:padding-top="0.15cm" fo:padding-bottom="0.15cm" fo:padding-left="0.275cm" fo:padding-right="0.275cm" fo:wrap-option="no-wrap" draw:shadow="visible" draw:shadow-offset-x="0.1cm" draw:shadow-offset-y="0.1cm" draw:shadow-opacity="50%"/>
    </style:style>
    <style:style style:name="gr3" style:family="graphic" style:parent-style-name="standard">
      <style:graphic-properties draw:stroke="dash" draw:stroke-dash="Fine_20_Dashed_20__28_var_29_" svg:stroke-width="0.07cm" svg:stroke-color="#ff0000" draw:marker-start-width="0.42cm" draw:marker-end-width="0.42cm" draw:fill="none" draw:fill-color="#000000" draw:textarea-horizontal-align="justify" draw:textarea-vertical-align="middle" draw:auto-grow-height="false" fo:padding-top="0.16cm" fo:padding-bottom="0.16cm" fo:padding-left="0.285cm" fo:padding-right="0.285cm" draw:shadow="visible" draw:shadow-offset-x="0.05cm" draw:shadow-offset-y="0.05cm" draw:shadow-color="#c0c0c0"/>
    </style:style>
    <style:style style:name="gr4" style:family="graphic" style:parent-style-name="standard">
      <style:graphic-properties draw:stroke="dash" draw:stroke-dash="Fine_20_Dashed_20__28_var_29_" svg:stroke-width="0.07cm" svg:stroke-color="#2323dc" draw:marker-start-width="0.42cm" draw:marker-end-width="0.42cm" draw:fill="none" draw:fill-color="#000000" draw:textarea-horizontal-align="justify" draw:textarea-vertical-align="middle" draw:auto-grow-height="false" fo:padding-top="0.16cm" fo:padding-bottom="0.16cm" fo:padding-left="0.285cm" fo:padding-right="0.285cm" draw:shadow="visible" draw:shadow-offset-x="0.05cm" draw:shadow-offset-y="0.05cm" draw:shadow-color="#c0c0c0"/>
    </style:style>
    <style:style style:name="gr5" style:family="graphic" style:parent-style-name="objectwithoutfill">
      <style:graphic-properties draw:stroke="dash" draw:stroke-dash="Dash_20_1" svg:stroke-width="0.07cm" svg:stroke-color="#ff0000" draw:marker-start="" draw:marker-start-width="0.42cm" draw:marker-end="Arrow_20_concave" draw:marker-end-width="0.42cm" draw:fill="none" draw:textarea-vertical-align="middle" fo:padding-top="0.16cm" fo:padding-bottom="0.16cm" fo:padding-left="0.285cm" fo:padding-right="0.285cm" draw:shadow="visible" draw:shadow-offset-x="0.05cm" draw:shadow-offset-y="0.05cm" draw:shadow-color="#c0c0c0"/>
    </style:style>
    <style:style style:name="gr6" style:family="graphic" style:parent-style-name="standard">
      <style:graphic-properties svg:stroke-width="0.05cm" svg:stroke-color="#000000" draw:marker-start-width="0.355cm" draw:marker-end-width="0.355cm" draw:fill="gradient" draw:fill-gradient-name="テキスト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_20__28_var_29_" svg:stroke-width="0.07cm" svg:stroke-color="#2300dc" draw:marker-start="Arrow_20_concave" draw:marker-start-width="0.415cm" draw:marker-end="" draw:marker-end-width="0.415cm" draw:fill="none" draw:textarea-vertical-align="middle" fo:padding-top="0.16cm" fo:padding-bottom="0.16cm" fo:padding-left="0.285cm" fo:padding-right="0.285cm" draw:shadow="visible" draw:shadow-offset-x="0.05cm" draw:shadow-offset-y="0.05cm" draw:shadow-color="#c0c0c0"/>
    </style:style>
    <style:style style:name="gr8" style:family="graphic" style:parent-style-name="objectwithoutfill">
      <style:graphic-properties draw:stroke="solid" draw:stroke-dash="Fine_20_Dashed_20__28_var_29_" svg:stroke-width="0.07cm" svg:stroke-color="#ff0000" draw:marker-start-width="0.415cm" draw:marker-end-width="0.415cm" draw:fill="none" draw:textarea-vertical-align="middle" fo:padding-top="0.16cm" fo:padding-bottom="0.16cm" fo:padding-left="0.285cm" fo:padding-right="0.285cm" draw:shadow="visible" draw:shadow-offset-x="0.05cm" draw:shadow-offset-y="0.05cm" draw:shadow-color="#c0c0c0"/>
    </style:style>
    <style:style style:name="gr9" style:family="graphic" style:parent-style-name="objectwithoutfill">
      <style:graphic-properties draw:stroke="dash" draw:stroke-dash="Fine_20_Dashed_20__28_var_29_" svg:stroke-width="0.07cm" svg:stroke-color="#ff0000" draw:marker-start-width="0.415cm" draw:marker-end-width="0.415cm" draw:fill="none" draw:textarea-vertical-align="middle" fo:padding-top="0.16cm" fo:padding-bottom="0.16cm" fo:padding-left="0.285cm" fo:padding-right="0.285cm" draw:shadow="visible" draw:shadow-offset-x="0.05cm" draw:shadow-offset-y="0.05cm" draw:shadow-color="#c0c0c0"/>
    </style:style>
    <style:style style:name="gr10" style:family="graphic" style:parent-style-name="standard">
      <style:graphic-properties draw:stroke="dash" draw:stroke-dash="Fine_20_Dashed_20__28_var_29_" svg:stroke-width="0.07cm" svg:stroke-color="#ff0000" draw:marker-start-width="0.415cm" draw:marker-end-width="0.415cm" draw:fill="none" draw:textarea-horizontal-align="justify" draw:textarea-vertical-align="middle" draw:auto-grow-height="false" fo:padding-top="0.16cm" fo:padding-bottom="0.16cm" fo:padding-left="0.285cm" fo:padding-right="0.285cm" draw:shadow="visible" draw:shadow-offset-x="0.05cm" draw:shadow-offset-y="0.05cm" draw:shadow-color="#c0c0c0"/>
    </style:style>
    <style:style style:name="gr11" style:family="graphic" style:parent-style-name="objectwithoutfill">
      <style:graphic-properties draw:stroke="dash" draw:stroke-dash="Fine_20_Dashed_20__28_var_29_" svg:stroke-width="0.07cm" svg:stroke-color="#2323dc" draw:marker-start-width="0.415cm" draw:marker-end-width="0.415cm" draw:fill="none" draw:textarea-vertical-align="middle" fo:padding-top="0.16cm" fo:padding-bottom="0.16cm" fo:padding-left="0.285cm" fo:padding-right="0.285cm" draw:shadow="visible" draw:shadow-offset-x="0.05cm" draw:shadow-offset-y="0.05cm" draw:shadow-color="#c0c0c0"/>
    </style:style>
    <style:style style:name="gr12" style:family="graphic" style:parent-style-name="objectwithoutfill">
      <style:graphic-properties draw:stroke="solid" draw:stroke-dash="Fine_20_Dashed_20__28_var_29_" svg:stroke-width="0.07cm" svg:stroke-color="#2323dc" draw:marker-start-width="0.415cm" draw:marker-end-width="0.415cm" draw:fill="none" draw:textarea-vertical-align="middle" fo:padding-top="0.16cm" fo:padding-bottom="0.16cm" fo:padding-left="0.285cm" fo:padding-right="0.285cm" draw:shadow="visible" draw:shadow-offset-x="0.05cm" draw:shadow-offset-y="0.05cm" draw:shadow-color="#c0c0c0"/>
    </style:style>
    <style:style style:name="gr13" style:family="graphic" style:parent-style-name="standard">
      <style:graphic-properties draw:stroke="dash" draw:stroke-dash="Fine_20_Dashed_20__28_var_29_" svg:stroke-width="0.07cm" svg:stroke-color="#2323dc" draw:marker-start-width="0.415cm" draw:marker-end-width="0.415cm" draw:fill="none" draw:textarea-horizontal-align="justify" draw:textarea-vertical-align="middle" draw:auto-grow-height="false" fo:padding-top="0.16cm" fo:padding-bottom="0.16cm" fo:padding-left="0.285cm" fo:padding-right="0.285cm" draw:shadow="visible" draw:shadow-offset-x="0.05cm" draw:shadow-offset-y="0.05cm" draw:shadow-color="#c0c0c0"/>
    </style:style>
    <style:style style:name="gr14" style:family="graphic" style:parent-style-name="standard">
      <style:graphic-properties draw:stroke="dash" draw:stroke-dash="Fine_20_Dashed_20__28_var_29_" svg:stroke-width="0.07cm" svg:stroke-color="#00ae00" draw:marker-start-width="0.415cm" draw:marker-end-width="0.415cm" draw:fill="none" draw:textarea-horizontal-align="justify" draw:textarea-vertical-align="middle" draw:auto-grow-height="false" fo:padding-top="0.16cm" fo:padding-bottom="0.16cm" fo:padding-left="0.285cm" fo:padding-right="0.285cm" draw:shadow="visible" draw:shadow-offset-x="0.05cm" draw:shadow-offset-y="0.05cm" draw:shadow-color="#c0c0c0"/>
    </style:style>
    <style:style style:name="gr15" style:family="graphic" style:parent-style-name="objectwithoutfill">
      <style:graphic-properties draw:stroke="dash" draw:stroke-dash="Fine_20_Dashed_20__28_var_29_" svg:stroke-width="0.07cm" svg:stroke-color="#ff0000" draw:marker-start-width="0.415cm" draw:marker-end-width="0.415cm" draw:fill="none" draw:textarea-vertical-align="middle" fo:padding-top="0.16cm" fo:padding-bottom="0.16cm" fo:padding-left="0.285cm" fo:padding-right="0.285cm" draw:shadow="visible" draw:shadow-offset-x="0.03cm" draw:shadow-offset-y="0.03cm" draw:shadow-color="#c0c0c0"/>
    </style:style>
    <style:style style:name="gr16" style:family="graphic" style:parent-style-name="objectwithoutfill">
      <style:graphic-properties draw:stroke="dash" draw:stroke-dash="Fine_20_Dashed_20__28_var_29_" svg:stroke-width="0.07cm" svg:stroke-color="#2323dc" draw:marker-start-width="0.415cm" draw:marker-end-width="0.415cm" draw:fill="none" draw:textarea-vertical-align="middle" fo:padding-top="0.16cm" fo:padding-bottom="0.16cm" fo:padding-left="0.285cm" fo:padding-right="0.285cm" draw:shadow="visible" draw:shadow-offset-x="0.03cm" draw:shadow-offset-y="0.03cm" draw:shadow-color="#c0c0c0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梅ゴシックO5" fo:font-size="10pt" style:font-name-asian="梅ゴシックO5" style:font-size-asian="10pt" style:font-size-complex="10pt"/>
    </style:style>
    <style:style style:name="P3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style:font-name="梅ゴシックO5" fo:font-size="10pt" style:font-name-asian="梅ゴシックO5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3.08cm" svg:height="9.91cm" svg:x="4.17cm" svg:y="16.5cm">
          <draw:image xlink:href="Pictures/100000000000027C000001E2AD2DADAE.png" xlink:type="simple" xlink:show="embed" xlink:actuate="onLoad">
            <text:p/>
          </draw:image>
        </draw:frame>
        <draw:frame draw:style-name="gr1" draw:text-style-name="P1" draw:layer="layout" svg:width="16cm" svg:height="8.63cm" svg:x="2.5cm" svg:y="6cm">
          <draw:image xlink:href="Pictures/10000000000002F60000019997F4AE97.png" xlink:type="simple" xlink:show="embed" xlink:actuate="onLoad">
            <text:p/>
          </draw:image>
        </draw:frame>
        <draw:frame draw:style-name="gr1" draw:text-style-name="P1" draw:layer="layout" svg:width="15cm" svg:height="2.36cm" svg:x="2.5cm" svg:y="1.25cm">
          <draw:image xlink:href="Pictures/100000000000030000000079CC42AB99.png" xlink:type="simple" xlink:show="embed" xlink:actuate="onLoad">
            <text:p/>
          </draw:image>
        </draw:frame>
        <draw:custom-shape draw:style-name="gr2" draw:text-style-name="P2" draw:layer="layout" svg:width="4cm" svg:height="1.25cm" svg:x="4.25cm" svg:y="3.25cm">
          <text:p text:style-name="P1"><text:span text:style-name="T1">プログラムサイズに</text:span></text:p>
          <text:p text:style-name="P1"><text:span text:style-name="T1">25(Ks)</text:span><text:span text:style-name="T1">を入力</text:span></text:p>
          <draw:enhanced-geometry svg:viewBox="0 0 21600 21600" draw:text-areas="800 800 20800 20800" draw:type="round-rectangular-callout" draw:modifiers="19483.7290677331 -8874.8201438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4cm" svg:height="1.25cm" svg:x="12.5cm" svg:y="3.25cm">
          <text:p text:style-name="P1"><text:span text:style-name="T1">開発期間に</text:span></text:p>
          <text:p text:style-name="P1"><text:span text:style-name="T1">6(</text:span><text:span text:style-name="T1">ヶ月</text:span><text:span text:style-name="T1">)</text:span><text:span text:style-name="T1">を入力</text:span></text:p>
          <draw:enhanced-geometry svg:viewBox="0 0 21600 21600" draw:text-areas="800 800 20800 20800" draw:type="round-rectangular-callout" draw:modifiers="19483.7290677331 -8874.820143884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cm" svg:height="1cm" svg:x="4.92cm" svg:y="24.66cm">
          <text:p text:style-name="P1"><text:span text:style-name="T1">工程の期間</text:span></text:p>
          <text:p text:style-name="P1"><text:span text:style-name="T1">(1.9</text:span><text:span text:style-name="T1">ヶ月</text:span><text:span text:style-name="T1">)</text:span></text:p>
          <draw:enhanced-geometry svg:viewBox="0 0 21600 21600" draw:text-areas="800 800 20800 20800" draw:type="round-rectangular-callout" draw:modifiers="18123.5588137288 -9990.80919080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1" draw:layer="layout" svg:width="6.75cm" svg:height="7.5cm" svg:x="12cm" svg:y="7.25cm">
          <text:p/>
          <draw:enhanced-geometry svg:viewBox="0 0 21600 21600" draw:path-stretchpoint-x="10800" draw:path-stretchpoint-y="10800" draw:text-areas="?f3 ?f4 ?f5 ?f6" draw:type="round-rectangle" draw:modifiers="1068.641682713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3cm" svg:height="7cm" svg:x="15.25cm" svg:y="7.5cm">
          <text:p/>
          <draw:enhanced-geometry svg:viewBox="0 0 21600 21600" draw:path-stretchpoint-x="10800" draw:path-stretchpoint-y="10800" draw:text-areas="?f3 ?f4 ?f5 ?f6" draw:type="round-rectangle" draw:modifiers="1068.6416827136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5" draw:text-style-name="P1" draw:layer="layout" svg:width="4.749cm" svg:height="0.421cm" svg:x="7cm" svg:y="7.078cm" svg:viewBox="0 0 4750 422" svg:d="m4750 172c-3250-500-4750 250-4750 250">
          <text:p/>
        </draw:path>
        <draw:custom-shape draw:style-name="gr6" draw:text-style-name="P3" draw:layer="layout" svg:width="4.75cm" svg:height="1.5cm" svg:x="7cm" svg:y="8cm">
          <text:p text:style-name="P1"><text:span text:style-name="T1">「ざっくり見積り値」と</text:span></text:p>
          <text:p text:style-name="P1"><text:span text:style-name="T1">「別観点での見積り値」の</text:span></text:p>
          <text:p text:style-name="P1"><text:span text:style-name="T1">比率をチャートにしたもの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7" draw:text-style-name="P1" draw:layer="layout" svg:width="7.999cm" svg:height="0.628cm" svg:x="7cm" svg:y="14cm" svg:viewBox="0 0 8000 629" svg:d="m8000 0c-4000 1250-8000 250-8000 250">
          <text:p/>
        </draw:path>
        <draw:custom-shape draw:style-name="gr6" draw:text-style-name="P3" draw:layer="layout" svg:width="5cm" svg:height="1.25cm" svg:x="6.839cm" svg:y="12.75cm">
          <text:p text:style-name="P1"><text:span text:style-name="T1">リストで選択した項目から</text:span></text:p>
          <text:p text:style-name="P1"><text:span text:style-name="T1">「別観点の見積り」を計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8" draw:text-style-name="P1" draw:layer="layout" svg:x1="5.165cm" svg:y1="21.184cm" svg:x2="5.165cm" svg:y2="21.684cm">
            <text:p/>
          </draw:line>
          <draw:line draw:style-name="gr9" draw:text-style-name="P1" draw:layer="layout" svg:x1="5.17cm" svg:y1="21.41cm" svg:x2="7.92cm" svg:y2="21.41cm">
            <text:p/>
          </draw:line>
          <draw:line draw:style-name="gr8" draw:text-style-name="P1" draw:layer="layout" svg:x1="7.82cm" svg:y1="21.16cm" svg:x2="7.82cm" svg:y2="21.66cm">
            <text:p/>
          </draw:line>
        </draw:g>
        <draw:custom-shape draw:style-name="gr10" draw:text-style-name="P1" draw:layer="layout" svg:width="0.896cm" svg:height="0.606cm" svg:x="7.42cm" svg:y="23.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11" draw:text-style-name="P1" draw:layer="layout" svg:x1="7.92cm" svg:y1="19.81cm" svg:x2="7.92cm" svg:y2="20.81cm">
            <text:p/>
          </draw:line>
          <draw:line draw:style-name="gr12" draw:text-style-name="P1" draw:layer="layout" svg:x1="8.17cm" svg:y1="19.76cm" svg:x2="7.67cm" svg:y2="19.76cm">
            <text:p/>
          </draw:line>
          <draw:line draw:style-name="gr12" draw:text-style-name="P1" draw:layer="layout" svg:x1="8.193cm" svg:y1="20.778cm" svg:x2="7.693cm" svg:y2="20.778cm">
            <text:p/>
          </draw:line>
        </draw:g>
        <draw:custom-shape draw:style-name="gr13" draw:text-style-name="P1" draw:layer="layout" svg:width="0.896cm" svg:height="0.606cm" svg:x="10.32cm" svg:y="2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0.896cm" svg:height="0.606cm" svg:x="8.92cm" svg:y="23.3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55cm" svg:height="1.05cm" svg:x="12.12cm" svg:y="23.36cm">
          <text:p text:style-name="P1"><text:span text:style-name="T1">１ヶ月あたりの人数</text:span></text:p>
          <text:p text:style-name="P1"><text:span text:style-name="T1">(3.2</text:span><text:span text:style-name="T1">人</text:span><text:span text:style-name="T1">)</text:span></text:p>
          <draw:enhanced-geometry svg:viewBox="0 0 21600 21600" draw:text-areas="800 800 20800 20800" draw:type="round-rectangular-callout" draw:modifiers="-4032.89214305829 5055.756422454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3.55cm" svg:height="1cm" svg:x="8.67cm" svg:y="24.66cm">
          <text:p text:style-name="P1"><text:span text:style-name="T1">工程あたり工数</text:span></text:p>
          <text:p text:style-name="P1"><text:span text:style-name="T1">(5.9</text:span><text:span text:style-name="T1">人月</text:span><text:span text:style-name="T1">)</text:span></text:p>
          <draw:enhanced-geometry svg:viewBox="0 0 21600 21600" draw:text-areas="800 800 20800 20800" draw:type="round-rectangular-callout" draw:modifiers="4823.65530836384 -10961.838161838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path draw:style-name="gr15" draw:text-style-name="P1" draw:layer="layout" svg:width="1.019cm" svg:height="1.749cm" svg:x="6.4cm" svg:y="21.547cm" svg:viewBox="0 0 1020 1750" svg:d="m1020 1750c-1250-1250-1000-1750-1000-1750">
          <text:p/>
        </draw:path>
        <draw:path draw:style-name="gr16" draw:text-style-name="P1" draw:layer="layout" svg:width="2.649cm" svg:height="2.849cm" svg:x="8.02cm" svg:y="20.31cm" svg:viewBox="0 0 2650 2850" svg:d="m2650 2850c-964-1900-2650-2850-2650-2850">
          <text:p/>
        </draw:path>
        <draw:custom-shape draw:style-name="gr2" draw:text-style-name="P2" draw:layer="layout" svg:width="2.75cm" svg:height="0.74cm" svg:x="12.2cm" svg:y="18.114cm">
          <text:p text:style-name="P1"><text:span text:style-name="T1">最短開発期間</text:span></text:p>
          <draw:enhanced-geometry svg:viewBox="0 0 21600 21600" draw:mirror-horizontal="false" draw:mirror-vertical="false" draw:text-areas="800 800 20800 20800" draw:type="round-rectangular-callout" draw:modifiers="25478.7350054526 7112.550607287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2" draw:layer="layout" svg:width="2.42cm" svg:height="0.64cm" svg:x="11.67cm" svg:y="16.91cm">
          <text:p text:style-name="P1"><text:span text:style-name="T1">標準工期</text:span></text:p>
          <draw:enhanced-geometry svg:viewBox="0 0 21600 21600" draw:mirror-horizontal="false" draw:mirror-vertical="false" draw:text-areas="800 800 20800 20800" draw:type="round-rectangular-callout" draw:modifiers="28951.6728624535 8222.152886115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標準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kaoPGothic1" svg:font-family="TakaoPGothic" style:font-pitch="variable"/>
    <style:font-face style:name="梅ゴシックO5" svg:font-family="梅ゴシックO5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TakaoPGothic2" svg:font-family="TakaoPGothic" style:font-family-generic="system" style:font-pitch="variable"/>
  </office:font-face-decls>
  <office:styles>
    <draw:gradient draw:name="テキスト" draw:style="linear" draw:start-color="#ffffff" draw:end-color="#cccccc" draw:start-intensity="100%" draw:end-intensity="100%" draw:angle="450" draw:border="0%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stroke-dash draw:name="Dash_20_1" draw:display-name="Dash 1" draw:style="rect" draw:dots1="1" draw:dots1-length="200%" draw:distance="200%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etsuya </meta:initial-creator>
    <meta:creation-date>2013-12-02T23:10:04.857045374</meta:creation-date>
    <dc:date>2013-12-06T22:21:40.569438442</dc:date>
    <dc:creator>Tetsuya </dc:creator>
    <meta:editing-duration>PT20M28S</meta:editing-duration>
    <meta:editing-cycles>9</meta:editing-cycles>
    <meta:generator>LibreOffice/4.1.3.2$Linux_X86_64 LibreOffice_project/410m0$Build-2</meta:generator>
    <meta:document-statistic meta:object-count="29"/>
  </office:meta>
</office:document-meta>
</file>